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8.011cm" fo:margin-left="0cm" fo:margin-right="-0.011cm" table:align="margins" style:may-break-between-rows="true"/>
    </style:style>
    <style:style style:name="Таблица1.A" style:family="table-column">
      <style:table-column-properties style:column-width="3.768cm" style:rel-column-width="13709*"/>
    </style:style>
    <style:style style:name="Таблица1.B" style:family="table-column">
      <style:table-column-properties style:column-width="1.014cm" style:rel-column-width="3690*"/>
    </style:style>
    <style:style style:name="Таблица1.C" style:family="table-column">
      <style:table-column-properties style:column-width="2.702cm" style:rel-column-width="9832*"/>
    </style:style>
    <style:style style:name="Таблица1.D" style:family="table-column">
      <style:table-column-properties style:column-width="8.957cm" style:rel-column-width="32591*"/>
    </style:style>
    <style:style style:name="Таблица1.E" style:family="table-column">
      <style:table-column-properties style:column-width="1.57cm" style:rel-column-width="5713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5.226cm" style:rel-column-width="19016*"/>
    </style:style>
    <style:style style:name="Таблица2.B" style:family="table-column">
      <style:table-column-properties style:column-width="1.226cm" style:rel-column-width="4460*"/>
    </style:style>
    <style:style style:name="Таблица2.C" style:family="table-column">
      <style:table-column-properties style:column-width="2.953cm" style:rel-column-width="10743*"/>
    </style:style>
    <style:style style:name="Таблица2.D" style:family="table-column">
      <style:table-column-properties style:column-width="8.606cm" style:rel-column-width="31316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fo:language="ru" fo:country="RU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text-properties style:font-name="Arial1"/>
    </style:style>
    <style:style style:name="P9" style:family="paragraph" style:parent-style-name="Table_20_Contents">
      <style:text-properties style:font-name="Arial1" fo:language="en" fo:country="US"/>
    </style:style>
    <style:style style:name="P10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2" style:family="paragraph" style:parent-style-name="Table_20_Contents">
      <style:text-properties style:font-name="Arial1"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4" style:family="paragraph" style:parent-style-name="Table_20_Contents"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fo:language="en" fo:country="US" style:font-size-asian="8pt" style:font-size-complex="8pt"/>
    </style:style>
    <style:style style:name="P16" style:family="paragraph" style:parent-style-name="Table_20_Contents">
      <style:text-properties fo:color="#4c4c4c" fo:language="ru" fo:country="RU"/>
    </style:style>
    <style:style style:name="P17" style:family="paragraph" style:parent-style-name="Table_20_Contents">
      <style:text-properties fo:color="#000000" style:font-name="Arial1" fo:language="en" fo:country="US" fo:background-color="transparent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19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0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Heading">
      <style:text-properties fo:font-size="8pt" fo:language="ru" fo:country="RU" style:font-size-asian="8pt" style:font-size-complex="8pt"/>
    </style:style>
    <style:style style:name="P23" style:family="paragraph" style:parent-style-name="Table_20_Heading">
      <style:text-properties fo:language="ru" fo:country="RU"/>
    </style:style>
    <style:style style:name="P24" style:family="paragraph" style:parent-style-name="Table_20_Heading">
      <style:text-properties fo:language="en" fo:country="US"/>
    </style:style>
    <style:style style:name="P25" style:family="paragraph" style:parent-style-name="Table_20_Heading">
      <style:paragraph-properties fo:text-align="center" style:justify-single-word="false"/>
      <style:text-properties fo:language="en" fo:country="US"/>
    </style:style>
    <style:style style:name="P26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7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28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000000" style:font-name="Arial1" fo:language="ru" fo:country="RU" fo:background-color="transparent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text-properties fo:language="ru" fo:country="RU"/>
    </style:style>
    <style:style style:name="P33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34" style:family="paragraph" style:parent-style-name="Standard">
      <style:text-properties fo:color="#000000" style:font-name="Arial1" fo:language="ru" fo:country="RU" fo:background-color="transparent"/>
    </style:style>
    <style:style style:name="P35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/>
    </style:style>
    <style:style style:name="P37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fo:color="#000000" style:font-name="Arial1" fo:font-weight="normal" fo:background-color="transparent" style:font-weight-asian="normal" style:font-weight-complex="normal"/>
    </style:style>
    <style:style style:name="T5" style:family="text">
      <style:text-properties fo:color="#000000" fo:background-color="transparent"/>
    </style:style>
    <style:style style:name="T6" style:family="text">
      <style:text-properties fo:color="#000000" fo:language="en" fo:country="US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Они держат <text:span text:style-name="T2">H=31kHz / V=</text:span>48.8<text:span text:style-name="T2">Hz</text:span></text:p>
      <text:p text:style-name="P27">List of compatible monitors</text:p>
      <text:p text:style-name="P28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23">Марка/модель</text:p>
              <text:p text:style-name="P24">Model</text:p>
            </table:table-cell>
            <table:table-cell table:style-name="Таблица1.A1" office:value-type="string">
              <text:p text:style-name="P21">Тип</text:p>
              <text:p text:style-name="P25">Type</text:p>
            </table:table-cell>
            <table:table-cell table:style-name="Таблица1.A1" office:value-type="string">
              <text:p text:style-name="P21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24">Comment</text:p>
            </table:table-cell>
            <table:table-cell table:style-name="Таблица1.E1" office:value-type="string">
              <text:p text:style-name="P22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казывает без проблем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1">AAA</text:p>
          </table:table-cell>
        </table:table-row>
        <table:table-row table:style-name="Таблица1.1">
          <table:table-cell table:style-name="Таблица1.A2" office:value-type="string">
            <text:p text:style-name="P9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Работает нормально, но монитор широкоформатный </text:p>
            <text:p text:style-name="P30">и не умеет делать 4:3</text:p>
          </table:table-cell>
          <table:table-cell table:style-name="Таблица1.E2" office:value-type="string">
            <text:p text:style-name="P11">r0bat</text:p>
          </table:table-cell>
        </table:table-row>
        <table:table-row table:style-name="Таблица1.1">
          <table:table-cell table:style-name="Таблица1.A2" office:value-type="string">
            <text:p text:style-name="P9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30">Показывает без проблем.</text:p>
            <text:p text:style-name="P30">Автоподстройка схватывает синхру.</text:p>
          </table:table-cell>
          <table:table-cell table:style-name="Таблица1.E2" office:value-type="string">
            <text:p text:style-name="P11">ewgeny7</text:p>
          </table:table-cell>
        </table:table-row>
        <table:table-row table:style-name="Таблица1.1">
          <table:table-cell table:style-name="Таблица1.A2" office:value-type="string">
            <text:p text:style-name="P9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Работает нормально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Отлично показывает. Можно выставить аспект 4:3 .</text:p>
          </table:table-cell>
          <table:table-cell table:style-name="Таблица1.E2" office:value-type="string">
            <text:p text:style-name="P11">chrv</text:p>
          </table:table-cell>
        </table:table-row>
        <table:table-row table:style-name="Таблица1.1">
          <table:table-cell table:style-name="Таблица1.A2" office:value-type="string">
            <text:p text:style-name="P37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казывает, картинка растянутая.</text:p>
          </table:table-cell>
          <table:table-cell table:style-name="Таблица1.E2" office:value-type="string">
            <text:p text:style-name="P11">macbuster</text:p>
          </table:table-cell>
        </table:table-row>
        <table:table-row table:style-name="Таблица1.1">
          <table:table-cell table:style-name="Таблица1.A2" office:value-type="string">
            <text:p text:style-name="P9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Картинка (которая графика без бордюра) сильно растянута по вертикали до границ</text:p>
            <text:p text:style-name="P30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9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9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Работает отлично.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9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0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5">Daewoo</text:span><text:span text:style-name="T5"> </text:span><text:span text:style-name="T5">511b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0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5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0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8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0">Показывает без проблем.</text:p>
          </table:table-cell>
          <table:table-cell table:style-name="Таблица1.E2" office:value-type="string">
            <text:p text:style-name="P11">DimkaM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</text:p>
          </table:table-cell>
          <table:table-cell table:style-name="Таблица1.E2" office:value-type="string">
            <text:p text:style-name="P15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30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17">Eizo Nanao FlexScan T566 17''</text:p>
          </table:table-cell>
          <table:table-cell table:style-name="Таблица1.A2" office:value-type="string">
            <text:p text:style-name="P10">CRT</text:p>
          </table:table-cell>
          <table:table-cell table:style-name="Таблица1.A2" office:value-type="string">
            <text:p text:style-name="P18">H: 30...96 kHz, V: 50...160 Hz</text:p>
          </table:table-cell>
          <table:table-cell table:style-name="Таблица1.A2" office:value-type="string">
            <text:p text:style-name="P30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19">krogoth</text:p>
          </table:table-cell>
        </table:table-row>
        <table:table-row table:style-name="Таблица1.1">
          <table:table-cell table:style-name="Таблица1.A2" office:value-type="string">
            <text:p text:style-name="P17">Epson emp-tw700</text:p>
          </table:table-cell>
          <table:table-cell table:style-name="Таблица1.A2" office:value-type="string">
            <text:p text:style-name="P13">проектор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30">Показывает отлично</text:p>
          </table:table-cell>
          <table:table-cell table:style-name="Таблица1.E2" office:value-type="string">
            <text:p text:style-name="P19">alff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Показывает без проблем. </text:p>
            <text:p text:style-name="P5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5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5">Показывает без проблем.</text:p>
            <text:p text:style-name="P5">В инфо 31.2кгц/49гц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Все хорошо, картинка хорошая.</text:p>
          </table:table-cell>
          <table:table-cell table:style-name="Таблица1.E2" office:value-type="string">
            <text:p text:style-name="P11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</text:p>
            <text:p text:style-name="P5">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 отлично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в центре экрана без полей и</text:p>
            <text:p text:style-name="P5">без всяких настроек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Изображение отличное, по центру.</text:p>
          </table:table-cell>
          <table:table-cell table:style-name="Таблица1.E2" office:value-type="string">
            <text:p text:style-name="P11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Отличная картинка (режим 31.2кГц/49Гц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</text:p>
          </table:table-cell>
          <table:table-cell table:style-name="Таблица1.E2" office:value-type="string">
            <text:p text:style-name="P11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5">Merlin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5">Показывает, отлично на новой прошивке.</text:p>
            <text:p text:style-name="P5">Телевизор-монитор</text:p>
          </table:table-cell>
          <table:table-cell table:style-name="Таблица1.E2" office:value-type="string">
            <text:p text:style-name="P15">AAA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5">критичного просмотра дем<text:span text:style-name="T2">.</text:span></text:p>
          </table:table-cell>
          <table:table-cell table:style-name="Таблица1.E2" office:value-type="string">
            <text:p text:style-name="P15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5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5">Показывает, меню работает.</text:p>
            <text:p text:style-name="P5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5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P5">К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5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5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5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чество изображение - Хорошее. Картинка в центре.</text:p>
          </table:table-cell>
          <table:table-cell table:style-name="Таблица1.E2" office:value-type="string">
            <text:p text:style-name="P15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5">Изображение — отличное.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Деформированное выгнутое по краям изображение.</text:p>
          </table:table-cell>
          <table:table-cell table:style-name="Таблица1.E2" office:value-type="string">
            <text:p text:style-name="P15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Работает. Заметно мерцание экрана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16">Это бюджетный монитор-телевизор, но имеются входы Композит/<text:span text:style-name="T2">S-Video/SCART-RBG.</text:span></text:p>
            <text:p text:style-name="P16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5">DDp</text:p>
          </table:table-cell>
        </table:table-row>
        <table:table-row table:style-name="Таблица1.1">
          <table:table-cell table:style-name="Таблица1.A2" office:value-type="string">
            <text:p text:style-name="P31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32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1">zorel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1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/>
          </table:table-cell>
        </table:table-row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1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P5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1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6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5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1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1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5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5">DimkaM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4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5">p_bobrovnikov</text:p>
          </table:table-cell>
        </table:table-row>
      </table:table>
      <text:p text:style-name="P26"/>
      <text:p text:style-name="P33">Они <text:span text:style-name="T1">не </text:span>держат <text:span text:style-name="T2">H=31kHz / V=</text:span>48.8<text:span text:style-name="T2">Hz</text:span></text:p>
      <text:p text:style-name="P27">List of non-compatible monitors</text:p>
      <text:p text:style-name="P29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23">Марка/модель</text:p>
              <text:p text:style-name="P24">Model</text:p>
            </table:table-cell>
            <table:table-cell table:style-name="Таблица2.A1" office:value-type="string">
              <text:p text:style-name="P21">Тип</text:p>
              <text:p text:style-name="P25">Type</text:p>
            </table:table-cell>
            <table:table-cell table:style-name="Таблица2.A1" office:value-type="string">
              <text:p text:style-name="P21">Заявлено в документации</text:p>
            </table:table-cell>
            <table:table-cell table:style-name="Таблица2.D1" office:value-type="string">
              <text:p text:style-name="Table_20_Heading">Примечания</text:p>
              <text:p text:style-name="P24">Comment</text:p>
            </table:table-cell>
          </table:table-row>
        </table:table-header-rows>
        <table:table-row>
          <table:table-cell table:style-name="Таблица2.A2" office:value-type="string">
            <text:p text:style-name="P8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  <text:p text:style-name="P5">Монитор выводит «Вход не поддерживается».</text:p>
          </table:table-cell>
        </table:table-row>
        <table:table-row>
          <table:table-cell table:style-name="Таблица2.A2" office:value-type="string">
            <text:p text:style-name="P8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P8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Изображение не показывает и выдает сообщение "Вне диапазона".</text:p>
          </table:table-cell>
        </table:table-row>
        <table:table-row>
          <table:table-cell table:style-name="Таблица2.A2" office:value-type="string">
            <text:p text:style-name="P8"><text:span text:style-name="T5">A</text:span><text:span text:style-name="T6">sus</text:span><text:span text:style-name="T5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Вне диапазона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  <text:p text:style-name="P5">Монитор выводит «<text:span text:style-name="T2">Out of range</text:span>»<text:span text:style-name="T2">.</text:span></text:p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</text:p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D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</table:table-row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, только ругается на режим.</text:p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Сообщает о низкой частоте кадровой развертки.</text:p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Пишет "Неверный сигнал"</text:p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Н</text:span>е показывает</text:p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<text:span text:style-name="T1">М</text:span>онитор выводит signal out of range</text:p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<text:span text:style-name="T1">В</text:span>не диапазона, <text:s/>нет картинки</text:p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 с <text:span text:style-name="T2">VGA </text:span>входа</text:p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2">Cовсем никак не показывает</text:p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D2" office:value-type="string">
            <text:p text:style-name="Table_20_Contents">Изображение отсутствует, надпись чето типа плохой сигнал.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показывает.</text:p>
          </table:table-cell>
        </table:table-row>
        <table:table-row>
          <table:table-cell table:style-name="Таблица2.A2" office:value-type="string">
            <text:p text:style-name="P2">Samsung 215TW <text:soft-page-break/>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Table_20_Contents">Не показывает. Пишет:</text:p>
            <text:p text:style-name="P5"><text:soft-page-break/>НЕОПТ РЕЖИМ 1680*1050 60 hz</text:p>
          </table:table-cell>
        </table:table-row>
        <table:table-row>
          <table:table-cell table:style-name="Таблица2.A2" office:value-type="string">
            <text:p text:style-name="P7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D2" office:value-type="string">
            <text:p text:style-name="P5">Не показывает.</text:p>
            <text:p text:style-name="Table_20_Contents"><text:span text:style-name="T1">Монитор выводит</text:span><text:span text:style-name="T3"> «</text:span><text:span text:style-name="T4">not support format»</text:span></text:p>
          </table:table-cell>
        </table:table-row>
        <table:table-row>
          <table:table-cell table:style-name="Таблица2.A2" office:value-type="string">
            <text:p text:style-name="P7">Samsung 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но экран уезжает в левый правый угол, в итоге нижний бордер обрезан, а справа синяя полоска.</text:p>
          </table:table-cell>
        </table:table-row>
        <table:table-row>
          <table:table-cell table:style-name="Таблица2.A2" office:value-type="string">
            <text:p text:style-name="P7">Samsung 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</table:table-row>
        <table:table-row>
          <table:table-cell table:style-name="Таблица2.A2" office:value-type="string">
            <text:p text:style-name="P20">Samsung 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, потом отключается.</text:p>
          </table:table-cell>
        </table:table-row>
        <table:table-row>
          <table:table-cell table:style-name="Таблица2.A2" office:value-type="string">
            <text:p text:style-name="P7">Samsung E2220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Показывает отлично и даже режим 4:3 есть, но в начале ругается, а через 3мин выключается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Ругается на неоптимальный режим, но показывает, через пару минут изображение исчезает.</text:p>
          </table:table-cell>
        </table:table-row>
        <table:table-row>
          <table:table-cell table:style-name="Таблица2.A2" office:value-type="string">
            <text:p text:style-name="P7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сообщение монитора об не 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</table:table-row>
        <table:table-row>
          <table:table-cell table:style-name="Таблица2.A2" office:value-type="string">
            <text:p text:style-name="P7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оптимальный режим, нет картинки</text:p>
          </table:table-cell>
        </table:table-row>
        <table:table-row>
          <table:table-cell table:style-name="Таблица2.A2" office:value-type="string">
            <text:p text:style-name="P7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не появляется, высвечивается <text:s/>сообщение монитора <text:s/>о неоптимальном режиме.</text:p>
          </table:table-cell>
        </table:table-row>
        <table:table-row>
          <table:table-cell table:style-name="Таблица2.A2" office:value-type="string">
            <text:p text:style-name="P7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</table:table-row>
        <table:table-row>
          <table:table-cell table:style-name="Таблица2.A2" office:value-type="string">
            <text:p text:style-name="P7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Это телевизор, но с разными входами. PC Standard 15pin connector – нет изображения, сообщение Out of range.</text:p>
          </table:table-cell>
        </table:table-row>
        <table:table-row>
          <table:table-cell table:style-name="Таблица2.A2" office:value-type="string">
            <text:p text:style-name="P7">ViewSonic E641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Не работает. Регулировка не помагает.</text:p>
          </table:table-cell>
        </table:table-row>
        <table:table-row>
          <table:table-cell table:style-name="Таблица2.A2" office:value-type="string">
            <text:p text:style-name="P7"><text:span text:style-name="T2">ViewSonic</text:span> VX5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D2" office:value-type="string">
            <text:p text:style-name="P5">Картинки нет. Сообщение монитора: 48,8 Hz, 31kHz – Resolution is not supported. Просит, чтобы сменил разрешение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11-10-12T13:02:22.22">12.10.2011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15T22:07:45.53</meta:creation-date>
    <meta:editing-duration>PT00H00M00S</meta:editing-duration>
    <meta:editing-cycles>1</meta:editing-cycles>
    <meta:generator>OpenOffice.org/3.3$Win32 OpenOffice.org_project/330m20$Build-9567</meta:generator>
    <meta:document-statistic meta:table-count="2" meta:image-count="0" meta:object-count="0" meta:page-count="6" meta:paragraph-count="534" meta:word-count="1811" meta:character-count="12491"/>
    <meta:user-defined meta:name="Поле 1"/>
    <meta:user-defined meta:name="Поле 2"/>
    <meta:user-defined meta:name="Поле 3"/>
    <meta:user-defined meta:name="Поле 4"/>
  </office:meta>
</office:document-meta>
</file>